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83CCEB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0000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A02B93"/>
    </style:style>
    <style:style style:name="ce32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8.2pt" style:use-optimal-row-height="false" fo:break-before="auto"/>
    </style:style>
    <style:style style:name="ro15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1"/>
        <table:table-column table:style-name="co2" table:default-cell-style-name="ce21"/>
        <table:table-column table:style-name="co4" table:default-cell-style-name="ce9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29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9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7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7">
            <text:p>ú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T39</text:p>
          </table:table-cell>
          <table:table-cell table:style-name="ce19"/>
          <table:table-cell table:number-columns-repeated="16380" table:style-name="ce2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1">
            <text:p>(?&lt;!ˈ)^e(?![juɫs])</text:p>
          </table:table-cell>
          <table:table-cell office:value-type="string" table:style-name="ce8">
            <text:p>e</text:p>
          </table:table-cell>
          <table:table-cell office:value-type="string" table:style-name="ce14">
            <text:p>T49</text:p>
          </table:table-cell>
          <table:table-cell table:style-name="ce12"/>
          <table:table-cell table:number-columns-repeated="16380" table:style-name="ce11"/>
        </table:table-row>
        <table:table-row table:style-name="ro6">
          <table:table-cell office:value-type="string" table:style-name="ce21">
            <text:p>(?&lt;!ˈ)^es(?![aaɐeɛɨioɔuwɐ̃ẽĩõũ])</text:p>
          </table:table-cell>
          <table:table-cell office:value-type="string" table:style-name="ce8">
            <text:p>(ɨ)ʃ</text:p>
          </table:table-cell>
          <table:table-cell office:value-type="string" table:style-name="ce9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(?&lt;!ˈ(b|c|ç|d|f|gu|g|ch|nh|lh|j|l|m|n|p|qu|r|rr|s|ss|t|v|x|z|pr|br|tr|dr|cr|gr|fr|vr|pl|bl|cl|gl|fl))ou</text:p>
          </table:table-cell>
          <table:table-cell office:value-type="string" table:style-name="ce22">
            <text:p>o</text:p>
          </table:table-cell>
          <table:table-cell office:value-type="string" table:style-name="ce9">
            <text:p>T51</text:p>
          </table:table-cell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5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13">
            <text:p>T52</text:p>
          </table:table-cell>
          <table:table-cell office:value-type="string" table:style-name="ce26">
            <text:p>são todas tónicas</text:p>
          </table:table-cell>
          <table:table-cell table:number-columns-repeated="16380" table:style-name="ce27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x</text:p>
          </table:table-cell>
          <table:table-cell office:value-type="string" table:style-name="ce22">
            <text:p>ʃ</text:p>
          </table:table-cell>
          <table:table-cell office:value-type="string" table:style-name="ce13">
            <text:p>T56</text:p>
          </table:table-cell>
          <table:table-cell office:value-type="string" table:style-name="ce23">
            <text:p>EXAME É EXCEÇÃO</text:p>
          </table:table-cell>
          <table:table-cell table:number-columns-repeated="16380" table:style-name="ce24"/>
        </table:table-row>
        <table:table-row table:style-name="ro6">
          <table:table-cell office:value-type="string" table:style-name="ce8">
            <text:p>(?&lt;=[aɐeɛɨioɔujw])b(?=[aɐeɛɨijo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(?&lt;=[aɐeɛɨioɔujw]ˈ)b(?=[aɐeɛɨijo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8</text:p>
          </table:table-cell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1">
          <table:table-cell office:value-type="string" table:style-name="ce8">
            <text:p>(?&lt;=[aɐeɛɨioɔujw])d(?=[aɐeɛɨijo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[aɐeɛɨioɔujw]ˈ)d(?=[aɐeɛɨijo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gu(?=(ɐj|ɐ̃j̃|e|ẽ|ɛ|i|ĩ|ɨ))</text:p>
          </table:table-cell>
          <table:table-cell office:value-type="string" table:style-name="ce22">
            <text:p>g</text:p>
          </table:table-cell>
          <table:table-cell office:value-type="string" table:style-name="ce28">
            <text:p>T62</text:p>
          </table:table-cell>
          <table:table-cell office:value-type="string" table:style-name="ce23">
            <text:p>ocorre em posição intervocálica? Ɣ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ɣu</text:p>
          </table:table-cell>
          <table:table-cell table:style-name="ce22"/>
          <table:table-cell table:style-name="ce28"/>
          <table:table-cell table:style-name="ce23"/>
          <table:table-cell table:number-columns-repeated="16380" table:style-name="ce24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ɛɨioɔujw])g(?=[aɐeɛɨijo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ɛɨioɔujw]ˈ)g(?=[aɐeɛɨijo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7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c(?!ɐj|ɐ̃j̃|e|ẽ|ɛ|i|ĩ|ɨ|j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c(?=(ɐj|e|ɛ|i|ɨ|j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0</text:p>
          </table:table-cell>
          <table:table-cell office:value-type="float" office:value="37" table:style-name="ce10">
            <text:p>37</text:p>
          </table:table-cell>
          <table:table-cell table:number-columns-repeated="16380" table:style-name="ce9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2</text:p>
          </table:table-cell>
          <table:table-cell office:value-type="float" office:value="24" table:style-name="ce10">
            <text:p>24</text:p>
          </table:table-cell>
          <table:table-cell table:number-columns-repeated="16380" table:style-name="ce9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ɐj|ɐ̃j̃|e|ẽ|ɛ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29">
            <text:p>(?&lt;=ˈ(b|β|k|d|ð|f|g|ɣ|ʃ||ɲ|ʎ|ʒ|l|m|n|p|ɾ|ʀ|s|t|v|z|pɾ|bɾ|tɾ|dɾ|kɾ|gɾ|fɾ|vɾ|pl|bl|kl|gl|fl))o(?![ju])(?!õô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30">
            <text:p>tónicas, cuidado com as nasais (dezembro)</text:p>
          </table:table-cell>
          <table:table-cell table:number-columns-repeated="16380" table:style-name="ce31"/>
        </table:table-row>
        <table:table-row table:style-name="ro14">
          <table:table-cell office:value-type="string" table:style-name="ce29">
            <text:p>(?&lt;=ˈ)o(?![ju])(?!õ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23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ô</text:p>
          </table:table-cell>
          <table:table-cell office:value-type="string" table:style-name="ce29">
            <text:p>o</text:p>
          </table:table-cell>
          <table:table-cell office:value-type="string" table:style-name="ce32">
            <text:p>T41</text:p>
          </table:table-cell>
          <table:table-cell table:style-name="ce30"/>
          <table:table-cell table:number-columns-repeated="16380" table:style-name="ce31"/>
        </table:table-row>
        <table:table-row table:style-name="ro6">
          <table:table-cell office:value-type="string" table:style-name="ce29">
            <text:p>ou</text:p>
          </table:table-cell>
          <table:table-cell office:value-type="string" table:style-name="ce29">
            <text:p>o</text:p>
          </table:table-cell>
          <table:table-cell table:style-name="ce32"/>
          <table:table-cell table:style-name="ce30"/>
          <table:table-cell table:number-columns-repeated="16380" table:style-name="ce31"/>
        </table:table-row>
        <table:table-row table:style-name="ro15">
          <table:table-cell office:value-type="string" table:style-name="ce29">
            <text:p>(?&lt;=ˈ(b|β|k|d|ð|f|g|ɣ|ʃ||ɲ|ʎ|ʒ|l|m|n|p|ɾ|ʀ|s|t|v|z|pɾ|bɾ|tɾ|dɾ|kɾ|gɾ|fɾ|vɾ|pl|bl|kl|gl|fl)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tónicas, cuidado com as nasais (dezembro) e eu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29">
            <text:p>(?&lt;=ˈ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por não se tratar de um til orgânico no pt, tem de estar isolado senão não é reconhecido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ê</text:p>
          </table:table-cell>
          <table:table-cell office:value-type="string" table:style-name="ce29">
            <text:p>e</text:p>
          </table:table-cell>
          <table:table-cell office:value-type="string" table:style-name="ce32">
            <text:p>T38</text:p>
          </table:table-cell>
          <table:table-cell office:value-type="string" table:style-name="ce30">
            <text:p>está a ser selecionado por /E/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or>
              <table:filter-condition table:field-number="0" table:value="ˈsem" table:operator="="/>
              <table:filter-condition table:field-number="0" table:value="ˈ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9:58:45Z</dc:date>
  </office:meta>
</office:document-meta>
</file>